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e74e" officeooo:paragraph-rsid="0005e74e"/>
    </style:style>
    <style:style style:name="P2" style:family="paragraph" style:parent-style-name="Standard">
      <style:paragraph-properties fo:text-align="center" style:justify-single-word="false"/>
      <style:text-properties officeooo:rsid="0005e74e" officeooo:paragraph-rsid="0005e74e"/>
    </style:style>
    <style:style style:name="P3" style:family="paragraph" style:parent-style-name="Standard">
      <style:text-properties fo:font-weight="bold" officeooo:rsid="0005e74e" officeooo:paragraph-rsid="0005e74e" style:font-weight-asian="bold" style:font-weight-complex="bold"/>
    </style:style>
    <style:style style:name="P4" style:family="paragraph" style:parent-style-name="Standard">
      <style:text-properties officeooo:rsid="00078986" officeooo:paragraph-rsid="00078986"/>
    </style:style>
    <style:style style:name="P5" style:family="paragraph" style:parent-style-name="Standard">
      <style:text-properties fo:font-weight="normal" officeooo:rsid="000c0a9e" officeooo:paragraph-rsid="000c0a9e" style:font-weight-asian="normal" style:font-weight-complex="normal"/>
    </style:style>
    <style:style style:name="P6" style:family="paragraph" style:parent-style-name="Standard">
      <style:text-properties fo:font-weight="normal" officeooo:rsid="000c7bb6" officeooo:paragraph-rsid="000c7bb6" style:font-weight-asian="normal" style:font-weight-complex="normal"/>
    </style:style>
    <style:style style:name="P7" style:family="paragraph" style:parent-style-name="Standard">
      <style:text-properties officeooo:rsid="000c0a9e" officeooo:paragraph-rsid="000c0a9e"/>
    </style:style>
    <style:style style:name="P8" style:family="paragraph" style:parent-style-name="Standard">
      <style:text-properties officeooo:rsid="000c7bb6" officeooo:paragraph-rsid="000c7bb6"/>
    </style:style>
    <style:style style:name="P9" style:family="paragraph" style:parent-style-name="Standard">
      <style:text-properties officeooo:rsid="000cb18d" officeooo:paragraph-rsid="000cb18d"/>
    </style:style>
    <style:style style:name="P10" style:family="paragraph" style:parent-style-name="Standard" style:list-style-name="L1">
      <style:text-properties officeooo:rsid="0005e74e" officeooo:paragraph-rsid="0005e74e"/>
    </style:style>
    <style:style style:name="P11" style:family="paragraph" style:parent-style-name="Standard" style:list-style-name="L1">
      <style:text-properties officeooo:rsid="0005e74e" officeooo:paragraph-rsid="000c0a9e"/>
    </style:style>
    <style:style style:name="P12" style:family="paragraph" style:parent-style-name="Standard" style:list-style-name="L1">
      <style:text-properties officeooo:rsid="000c0a9e" officeooo:paragraph-rsid="000c0a9e"/>
    </style:style>
    <style:style style:name="P13" style:family="paragraph" style:parent-style-name="Standard" style:list-style-name="L1">
      <style:text-properties officeooo:rsid="000cb18d" officeooo:paragraph-rsid="000cb18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ad3fd"/>
    </style:style>
    <style:style style:name="T3" style:family="text">
      <style:text-properties officeooo:rsid="000c7bb6"/>
    </style:style>
    <style:style style:name="T4" style:family="text">
      <style:text-properties officeooo:rsid="000cb18d"/>
    </style:style>
    <style:style style:name="T5" style:family="text">
      <style:text-properties officeooo:rsid="000dcf6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jeto</text:p>
      <text:p text:style-name="P1"/>
      <text:p text:style-name="P3">Zoológico</text:p>
      <text:p text:style-name="P1"/>
      <text:list xml:id="list3790417306574784206" text:style-name="L1">
        <text:list-item>
          <text:p text:style-name="P10">Cadastro de zoológico</text:p>
        </text:list-item>
      </text:list>
      <text:p text:style-name="P8"/>
      <text:p text:style-name="P8">Zoos</text:p>
      <text:p text:style-name="P4">IdZoo, NomeZoo, End<text:span text:style-name="T2">ereco</text:span>Zoo</text:p>
      <text:p text:style-name="P4"><text:s text:c="2"/></text:p>
      <text:list xml:id="list153126358780077" text:continue-numbering="true" text:style-name="L1">
        <text:list-item>
          <text:p text:style-name="P10">Cadastro de usuário</text:p>
        </text:list-item>
      </text:list>
      <text:p text:style-name="P1"/>
      <text:p text:style-name="P8">Usuarios</text:p>
      <text:p text:style-name="P4">IdUsuario, <text:span text:style-name="T1">L</text:span>oginUs<text:span text:style-name="T2">uari</text:span>o, <text:span text:style-name="T2">SenhaUsuario, PermissaoUsuario.</text:span></text:p>
      <text:p text:style-name="P1"/>
      <text:list xml:id="list153126416271350" text:continue-numbering="true" text:style-name="L1">
        <text:list-item>
          <text:p text:style-name="P10">Cadastro de fun<text:span text:style-name="T1">cionário</text:span></text:p>
        </text:list-item>
      </text:list>
      <text:p text:style-name="P5"/>
      <text:p text:style-name="P6">Funcionarios</text:p>
      <text:p text:style-name="P5">CdFuncionario, NomeFuncionario, CpfFuncionario, DtNascFuncionario, DtIncioFuncionari</text:p>
      <text:p text:style-name="P3"/>
      <text:p text:style-name="P3"/>
      <text:list xml:id="list153126280770670" text:continue-numbering="true" text:style-name="L1">
        <text:list-item>
          <text:p text:style-name="P12">Cadastro de recinto</text:p>
        </text:list-item>
      </text:list>
      <text:p text:style-name="P8"/>
      <text:p text:style-name="P8">Recintos</text:p>
      <text:p text:style-name="P8">IdRecinto, DescricaoRecinto, NrRecinto</text:p>
      <text:list xml:id="list153126391996661" text:continue-numbering="true" text:style-name="L1">
        <text:list-header>
          <text:p text:style-name="P11"/>
        </text:list-header>
        <text:list-item>
          <text:p text:style-name="P11">Cadastro de espécie</text:p>
        </text:list-item>
      </text:list>
      <text:p text:style-name="P8"/>
      <text:p text:style-name="P8">Especies</text:p>
      <text:p text:style-name="P7">IdEspecie, NomeEspecie</text:p>
      <text:list xml:id="list153125941973439" text:continue-numbering="true" text:style-name="L1">
        <text:list-header>
          <text:p text:style-name="P10"/>
        </text:list-header>
        <text:list-item>
          <text:p text:style-name="P10">Cadastro de animal</text:p>
        </text:list-item>
      </text:list>
      <text:p text:style-name="P8"/>
      <text:p text:style-name="P8">Animais</text:p>
      <text:p text:style-name="P7">IdAnimal, NomeAnimal, <text:span text:style-name="T3">IdEspecie, LocalNascimentoAnimal, PesoAnimal, AlturaAnimal, IdRecinto</text:span></text:p>
      <text:list xml:id="list153124638255029" text:continue-numbering="true" text:style-name="L1">
        <text:list-header>
          <text:p text:style-name="P10"/>
          <text:p text:style-name="P10"/>
        </text:list-header>
        <text:list-item>
          <text:p text:style-name="P10">Cadastro de visitante</text:p>
          <text:p text:style-name="P10"/>
        </text:list-item>
      </text:list>
      <text:p text:style-name="P8">Visitantes</text:p>
      <text:p text:style-name="P8">IdVis<text:span text:style-name="T4">i</text:span>tante, NomeVisitante, <text:span text:style-name="T5">DtNascVisitante</text:span></text:p>
      <text:p text:style-name="P1"/>
      <text:p text:style-name="P1"/>
      <text:list xml:id="list153125781403326" text:continue-numbering="true" text:style-name="L1">
        <text:list-item>
          <text:p text:style-name="P13">Visita</text:p>
        </text:list-item>
      </text:list>
      <text:p text:style-name="P9"/>
      <text:p text:style-name="P9">IdVisita, DtVisita, IdVisitante</text:p>
      <text:p text:style-name="P8"/>
      <text:p text:style-name="P8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0:31:41.329495808</meta:creation-date>
    <dc:date>2017-05-19T15:31:24.324553179</dc:date>
    <meta:editing-duration>PT50M17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26" meta:word-count="69" meta:character-count="629" meta:non-whitespace-character-count="591"/>
  </office:meta>
</office:document-meta>
</file>